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2632in" fo:margin-left="0in" fo:margin-top="0in" fo:margin-bottom="0in" table:align="left" style:writing-mode="lr-tb"/>
    </style:style>
    <style:style style:name="Table1.A" style:family="table-column">
      <style:table-column-properties style:column-width="0.2924in"/>
    </style:style>
    <style:style style:name="Table1.B" style:family="table-column">
      <style:table-column-properties style:column-width="2.2125in"/>
    </style:style>
    <style:style style:name="Table1.C" style:family="table-column">
      <style:table-column-properties style:column-width="1.25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rfc-language-tag="mn-Cyrl-MN" fo:language="mn" fo:script="Cyrl" fo:country="MN"/>
    </style:style>
    <style:style style:name="P3" style:family="paragraph" style:parent-style-name="Standard">
      <style:text-properties officeooo:rsid="0008f1f8" officeooo:paragraph-rsid="0008f1f8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rfc-language-tag="mn-Cyrl-MN" fo:language="mn" fo:script="Cyrl" fo:country="MN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rfc-language-tag="mn-Cyrl-MN" fo:language="mn" fo:script="Cyrl" fo:country="MN"/>
    </style:style>
    <style:style style:name="T2" style:family="text">
      <style:text-properties style:rfc-language-tag="mn-Cyrl-MN" fo:language="mn" fo:script="Cyrl" fo:country="MN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f1f8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ШААРДАХ ХУУДАС ....................</text:span></text:p>
      <text:p text:style-name="P1"><text:span text:style-name="T4">ene heseg buruubn </text:span><text:span text:style-name="T3">Git ddd</text:span><text:bookmark text:name="_GoBack"/></text:p>
      <text:p text:style-name="Standard"><text:span text:style-name="T1">Захийлгат ажлын нэр: ........................................<text:tab/><text:tab/><text:tab/><text:tab/>20... оны <text:s/>... сарын ... өдөр</text:span></text:p>
      <text:p text:style-name="Standard"><text:span text:style-name="T1">Ажилтаны нэр: ....................................................</text:span></text:p>
      <text:p text:style-name="Standard"><text:span text:style-name="T1">Хэвлэх тоо, ширхэг: ............................................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span text:style-name="T1">Материалын нэр</text:span></text:p>
          </table:table-cell>
          <table:table-cell table:style-name="Table1.A1" office:value-type="string">
            <text:p text:style-name="P5"><text:span text:style-name="T1">Зөвшөөрсөн тоо</text:span></text:p>
          </table:table-cell>
          <table:table-cell table:style-name="Table1.A1" office:value-type="string">
            <text:p text:style-name="P5"><text:span text:style-name="T1">Олгосон тоо</text:span></text:p>
          </table:table-cell>
          <table:table-cell table:style-name="Table1.A1" office:value-type="string">
            <text:p text:style-name="P5"><text:span text:style-name="T1">Тайлбар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2"/>
      <text:p text:style-name="P2"/>
      <text:p text:style-name="Standard"><text:span text:style-name="T1">Олгохыг зөвшөөрсөн: ................................................</text:span></text:p>
      <text:p text:style-name="Standard"><text:span text:style-name="T1">Шаардах бичсэн: .......................................................</text:span></text:p>
      <text:p text:style-name="Standard"><text:span text:style-name="T1">Олгосон нярав: ...........................................</text:span></text:p>
      <text:p text:style-name="P2"/>
      <text:p text:style-name="P2"/>
      <text:p text:style-name="P2"/>
      <text:p text:style-name="Standard"><text:span text:style-name="T1">Өбы</text:span></text:p>
      <text:p text:style-name="Standard"><text:span text:style-name="T1">Шардлагатай өөрчлөлт оруулсан</text:span></text:p>
      <text:p text:style-name="Standard">Ene uurchlult </text:p>
      <text:p text:style-name="Standard"/>
      <text:p text:style-name="Standard"/>
      <text:p text:style-name="Standard"/>
      <text:p text:style-name="P3">fdsafd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publishing-1</meta:initial-creator>
    <meta:editing-cycles>5</meta:editing-cycles>
    <meta:creation-date>2020-02-10T04:31:00</meta:creation-date>
    <dc:date>2020-02-19T11:32:06.490615191</dc:date>
    <meta:editing-duration>PT7M33S</meta:editing-duration>
    <meta:generator>LibreOffice/6.0.7.3$Linux_X86_64 LibreOffice_project/00m0$Build-3</meta:generator>
    <meta:document-statistic meta:table-count="1" meta:image-count="0" meta:object-count="0" meta:page-count="1" meta:paragraph-count="16" meta:word-count="48" meta:character-count="581" meta:non-whitespace-character-count="5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